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E00000109DDB004C1F0EFA65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02cm" svg:height="9.348cm" svg:x="7.148cm" svg:y="10.175cm">
          <draw:image xlink:href="Pictures/10000000000000BE00000109DDB004C1F0EFA65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19T19:45:32.874000000</dc:date>
    <meta:editing-duration>PT1M36S</meta:editing-duration>
    <meta:editing-cycles>1</meta:editing-cycles>
    <meta:document-statistic meta:object-count="1"/>
    <meta:generator>LibreOffice/7.2.0.4$Windows_X86_64 LibreOffice_project/9a9c6381e3f7a62afc1329bd359cc48accb6435b</meta:generator>
  </office:meta>
</office:document-meta>
</file>